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7.5pt" fo:font-weight="bold" style:font-size-asian="7.5pt" style:font-weight-asian="bold" style:font-size-complex="7.5pt" style:font-weight-complex="bold"/>
    </style:style>
    <style:style style:name="P2" style:family="paragraph" style:parent-style-name="Standard">
      <style:text-properties style:font-name="Liberation Mono" fo:font-size="7.5pt" fo:font-weight="bold" style:font-size-asian="7.5pt" style:font-weight-asian="bold" style:font-size-complex="7.5pt" style:font-weight-complex="bold"/>
    </style:style>
    <style:style style:name="Sect1" style:family="section">
      <style:section-properties text:dont-balance-text-columns="false" style:editable="false">
        <style:columns fo:column-count="2">
          <style:column style:rel-width="5545*" fo:start-indent="0in" fo:end-indent="0.0638in"/>
          <style:column style:rel-width="5442*" fo:start-indent="0.0638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Python 3.9.7 (tags/v3.9.7:1016ef3, Aug 30 2021, 20:19:38) [MSC v.1929 64 bit (AMD64)] on win32</text:p>
        <text:p text:style-name="P1">Type "help", "copyright", "credits" or "license()" for more information.</text:p>
        <text:p text:style-name="P1">&gt;&gt;&gt; </text:p>
        <text:p text:style-name="P1">==== RESTART: C:\Users\18654\AppData\Local\Programs\Python\Python39\Demo.py ====</text:p>
        <text:p text:style-name="P1">start</text:p>
        <text:p text:style-name="P1">Adding p: 182 289</text:p>
        <text:p text:style-name="P1">Adding p: 223 210</text:p>
        <text:p text:style-name="P1">BT start: 1 289</text:p>
        <text:p text:style-name="P1">R----2 210</text:p>
        <text:p text:style-name="P1"><text:s text:c="5"/>L----1 289</text:p>
        <text:p text:style-name="P1"><text:s text:c="5"/>R----3 289</text:p>
        <text:p text:style-name="P1">Ins 1 2 3 </text:p>
        <text:p text:style-name="P1">Adding p: 235 352</text:p>
        <text:p text:style-name="P1">BT start: 3 289</text:p>
        <text:p text:style-name="P1">R----2 210</text:p>
        <text:p text:style-name="P1"><text:s text:c="5"/>L----1 289</text:p>
        <text:p text:style-name="P1"><text:s text:c="5"/>R----4 352</text:p>
        <text:p text:style-name="P1"><text:s text:c="10"/>L----3 289</text:p>
        <text:p text:style-name="P1"><text:s text:c="10"/>R----5 289</text:p>
        <text:p text:style-name="P1">At x: 235 Adding c: 336 ; 289 210 352</text:p>
        <text:p text:style-name="P1">Ins 1 2 3 4 5 </text:p>
        <text:p text:style-name="P1">Adding p: 272 271</text:p>
        <text:p text:style-name="P1">BT start: 3 289</text:p>
        <text:p text:style-name="P1">R----3 289</text:p>
        <text:p text:style-name="P1"><text:s text:c="5"/>L----2 210</text:p>
        <text:p text:style-name="P1"><text:s text:c="5"/>| <text:s text:c="3"/>L----1 289</text:p>
        <text:p text:style-name="P1"><text:s text:c="5"/>R----4 352</text:p>
        <text:p text:style-name="P1"><text:s text:c="10"/>L----6 271</text:p>
        <text:p text:style-name="P1"><text:s text:c="10"/>| <text:s text:c="3"/>R----7 289</text:p>
        <text:p text:style-name="P1"><text:s text:c="10"/>R----5 289</text:p>
        <text:p text:style-name="P1">At x: 272 Invalid: <text:s/>3 289 210 352</text:p>
        <text:p text:style-name="P1">At x: 272 Adding c: 273 ; 289 210 271</text:p>
        <text:p text:style-name="P1">At x: 272 Adding c: 282 ; 289 271 352</text:p>
        <text:p text:style-name="P1">Ins 1 2 3 6 7 4 5 </text:p>
        <text:p text:style-name="P1">At x: 273 Removing: <text:s/>3 289 210 271</text:p>
        <text:p text:style-name="P1">R----6 271</text:p>
        <text:p text:style-name="P1"><text:s text:c="5"/>L----2 210</text:p>
        <text:p text:style-name="P1"><text:s text:c="5"/>| <text:s text:c="3"/>L----1 289</text:p>
        <text:p text:style-name="P1"><text:s text:c="5"/>R----4 352</text:p>
        <text:p text:style-name="P1"><text:s text:c="10"/>L----7 289</text:p>
        <text:p text:style-name="P1"><text:s text:c="10"/>R----5 289</text:p>
        <text:p text:style-name="P1">Del 1 2 6 7 4 5 </text:p>
        <text:p text:style-name="P1">At x: 282 Removing: <text:s/>7 289 271 352</text:p>
        <text:p text:style-name="P1">R----6 271</text:p>
        <text:p text:style-name="P1"><text:s text:c="5"/>L----2 210</text:p>
        <text:p text:style-name="P1"><text:s text:c="5"/>| <text:s text:c="3"/>L----1 289</text:p>
        <text:p text:style-name="P1"><text:s text:c="5"/>R----4 352</text:p>
        <text:p text:style-name="P1"><text:s text:c="10"/>R----5 289</text:p>
        <text:p text:style-name="P1">Del 1 2 6 4 5 </text:p>
        <text:p text:style-name="P1">Adding p: 316 191</text:p>
        <text:p text:style-name="P1">BT start: 2 210</text:p>
        <text:p text:style-name="P1">R----6 271</text:p>
        <text:p text:style-name="P1"><text:s text:c="5"/>L----2 210</text:p>
        <text:p text:style-name="P1"><text:s text:c="5"/>| <text:s text:c="3"/>L----1 289</text:p>
        <text:p text:style-name="P1"><text:s text:c="5"/>| <text:s text:c="3"/>R----8 191</text:p>
        <text:p text:style-name="P1"><text:s text:c="5"/>| <text:s text:c="8"/>R----9 210</text:p>
        <text:p text:style-name="P1"><text:s text:c="5"/>R----4 352</text:p>
        <text:p text:style-name="P1"><text:s text:c="10"/>R----5 289</text:p>
        <text:p text:style-name="P1">At x: 316 Adding c: 325 ; 210 191 271</text:p>
        <text:p text:style-name="P1">Ins 1 2 8 9 6 4 5 </text:p>
        <text:p text:style-name="P1">Adding p: 320 376</text:p>
        <text:p text:style-name="P1">BT start: 4 352</text:p>
        <text:p text:style-name="P1">R----6 271</text:p>
        <text:p text:style-name="P1"><text:s text:c="5"/>L----2 210</text:p>
        <text:p text:style-name="P1"><text:s text:c="5"/>| <text:s text:c="3"/>L----1 289</text:p>
        <text:p text:style-name="P1"><text:s text:c="5"/>| <text:s text:c="3"/>R----8 191</text:p>
        <text:p text:style-name="P1"><text:s text:c="5"/>| <text:s text:c="8"/>R----9 210</text:p>
        <text:p text:style-name="P1"><text:s text:c="5"/>R----11 352</text:p>
        <text:p text:style-name="P1"><text:s text:c="10"/>L----4 352</text:p>
        <text:p text:style-name="P1"><text:s text:c="10"/>| <text:s text:c="3"/>R----10 376</text:p>
        <text:p text:style-name="P1"><text:s text:c="10"/>R----5 289</text:p>
        <text:p text:style-name="P1">At x: 320 Adding c: 346 ; 352 271 376</text:p>
        <text:p text:style-name="P1">Ins 1 2 8 9 6 4 10 11 5 </text:p>
        <text:p text:style-name="P1">At x: 325 Removing: <text:s/>9 210 191 271</text:p>
        <text:p text:style-name="P1">R----6 271</text:p>
        <text:p text:style-name="P1"><text:s text:c="5"/>L----2 210</text:p>
        <text:p text:style-name="P1"><text:s text:c="5"/>| <text:s text:c="3"/>L----1 289</text:p>
        <text:p text:style-name="P1"><text:s text:c="5"/>| <text:s text:c="3"/>R----8 191</text:p>
        <text:p text:style-name="P1"><text:s text:c="5"/>R----11 352</text:p>
        <text:p text:style-name="P1"><text:s text:c="10"/>L----4 352</text:p>
        <text:p text:style-name="P1"><text:s text:c="10"/>| <text:s text:c="3"/>R----10 376</text:p>
        <text:p text:style-name="P1"><text:s text:c="10"/>R----5 289</text:p>
        <text:p text:style-name="P1">At x: 325 Adding c: 2569 ; 271 191 352</text:p>
        <text:p text:style-name="P1">Del 1 2 8 6 4 10 11 5 </text:p>
        <text:p text:style-name="P1">At x: 336 Ignoring: <text:s/>289 210 352</text:p>
        <text:p text:style-name="P1">Adding p: 339 284</text:p>
        <text:p text:style-name="P1">BT start: 6 271</text:p>
        <text:p text:style-name="P1">R----6 271</text:p>
        <text:p text:style-name="P1"><text:s text:c="5"/>L----2 210</text:p>
        <text:p text:style-name="P1"><text:s text:c="5"/>| <text:s text:c="3"/>L----1 289</text:p>
        <text:p text:style-name="P1"><text:s text:c="5"/>| <text:s text:c="3"/>R----8 191</text:p>
        <text:p text:style-name="P1"><text:s text:c="5"/>R----4 352</text:p>
        <text:p text:style-name="P1"><text:s text:c="10"/>L----12 284</text:p>
        <text:p text:style-name="P1"><text:s text:c="10"/>| <text:s text:c="3"/>R----13 271</text:p>
        <text:p text:style-name="P1"><text:s text:c="10"/>R----11 352</text:p>
        <text:p text:style-name="P1"><text:s text:c="15"/>L----10 376</text:p>
        <text:p text:style-name="P1"><text:s text:c="15"/>R----5 289</text:p>
        <text:p text:style-name="P1">At x: 339 Invalid: <text:s/>6 271 191 352</text:p>
        <text:p text:style-name="P1">At x: 339 Adding c: 363 ; 271 191 284</text:p>
        <text:p text:style-name="P1">At x: 339 Adding c: 359 ; 271 284 352</text:p>
        <text:p text:style-name="P1">Ins 1 2 8 6 12 13 4 10 11 5 </text:p>
        <text:p text:style-name="P1">At x: 346 Removing: <text:s/>4 352 271 376</text:p>
        <text:p text:style-name="P1">R----6 271</text:p>
        <text:p text:style-name="P1"><text:s text:c="5"/>L----2 210</text:p>
        <text:p text:style-name="P1"><text:s text:c="5"/>| <text:s text:c="3"/>L----1 289</text:p>
        <text:p text:style-name="P1"><text:s text:c="5"/>| <text:s text:c="3"/>R----8 191</text:p>
        <text:p text:style-name="P1"><text:s text:c="5"/>R----10 376</text:p>
        <text:p text:style-name="P1"><text:s text:c="10"/>L----12 284</text:p>
        <text:p text:style-name="P1"><text:s text:c="10"/>| <text:s text:c="3"/>R----13 271</text:p>
        <text:p text:style-name="P1"><text:s text:c="10"/>R----11 352</text:p>
        <text:p text:style-name="P1"><text:s text:c="15"/>R----5 289</text:p>
        <text:p text:style-name="P1">At x: 346 Invalid: <text:s/>13 271 284 352</text:p>
        <text:p text:style-name="P1">At x: 346 Adding c: 354 ; 271 284 376</text:p>
        <text:p text:style-name="P1">Del 1 2 8 6 12 13 10 11 5 </text:p>
        <text:p text:style-name="P1">At x: 354 Removing: <text:s/>13 271 284 376</text:p>
        <text:p text:style-name="P1">R----6 271</text:p>
        <text:p text:style-name="P1"><text:s text:c="5"/>L----2 210</text:p>
        <text:p text:style-name="P1"><text:s text:c="5"/>| <text:s text:c="3"/>L----1 289</text:p>
        <text:p text:style-name="P1"><text:s text:c="5"/>| <text:s text:c="3"/>R----8 191</text:p>
        <text:p text:style-name="P1"><text:s text:c="5"/>R----10 376</text:p>
        <text:p text:style-name="P1"><text:s text:c="10"/>L----12 284</text:p>
        <text:p text:style-name="P1"><text:s text:c="10"/>R----11 352</text:p>
        <text:p text:style-name="P1"><text:s text:c="15"/>R----5 289</text:p>
        <text:p text:style-name="P1">Del 1 2 8 6 12 10 11 5 </text:p>
        <text:p text:style-name="P1">At x: 359 Ignoring: <text:s/>271 284 352</text:p>
        <text:p text:style-name="P1">At x: 363 Removing: <text:s/>6 271 191 284</text:p>
        <text:p text:style-name="P1">R----12 284</text:p>
        <text:p text:style-name="P1"><text:s text:c="5"/>L----2 210</text:p>
        <text:p text:style-name="P1"><text:s text:c="5"/>| <text:s text:c="3"/>L----1 289</text:p>
        <text:p text:style-name="P1"><text:s text:c="5"/>| <text:s text:c="3"/>R----8 191</text:p>
        <text:p text:style-name="P1"><text:s text:c="5"/>R----10 376</text:p>
        <text:p text:style-name="P1"><text:s text:c="10"/>R----11 352</text:p>
        <text:p text:style-name="P1"><text:s text:c="15"/>R----5 289</text:p>
        <text:p text:style-name="P1">Del 1 2 8 12 10 11 5 </text:p>
        <text:p text:style-name="P1">Adding p: 389 355</text:p>
        <text:p text:style-name="P1">BT start: 10 376</text:p>
        <text:p text:style-name="P1">R----12 284</text:p>
        <text:p text:style-name="P1"><text:s text:c="5"/>L----2 210</text:p>
        <text:p text:style-name="P1"><text:s text:c="5"/>| <text:s text:c="3"/>L----1 289</text:p>
        <text:p text:style-name="P1"><text:s text:c="5"/>| <text:s text:c="3"/>R----8 191</text:p>
        <text:p text:style-name="P1"><text:s text:c="5"/>R----11 352</text:p>
        <text:p text:style-name="P1"><text:s text:c="10"/>L----14 355</text:p>
        <text:p text:style-name="P1"><text:s text:c="10"/>| <text:s text:c="3"/>L----10 376</text:p>
        <text:p text:style-name="P1"><text:s text:c="10"/>| <text:s text:c="3"/>R----15 376</text:p>
        <text:p text:style-name="P1"><text:s text:c="10"/>R----5 289</text:p>
        <text:p text:style-name="P1">At x: 389 Adding c: 394 ; 376 284 355</text:p>
        <text:p text:style-name="P1">Ins 1 2 8 12 10 14 15 11 5 </text:p>
        <text:p text:style-name="P1">Adding p: 390 222</text:p>
        <text:p text:style-name="P1">BT start: 8 191</text:p>
        <text:p text:style-name="P1">R----12 284</text:p>
        <text:p text:style-name="P1"><text:s text:c="5"/>L----2 210</text:p>
        <text:p text:style-name="P1"><text:s text:c="5"/>| <text:s text:c="3"/>L----1 289</text:p>
        <text:p text:style-name="P1"><text:s text:c="5"/>| <text:s text:c="3"/>R----16 222</text:p>
        <text:p text:style-name="P1"><text:s text:c="5"/>| <text:s text:c="8"/>L----8 191</text:p>
        <text:p text:style-name="P1"><text:s text:c="5"/>| <text:s text:c="8"/>R----17 191</text:p>
        <text:p text:style-name="P1"><text:s text:c="5"/>R----11 352</text:p>
        <text:p text:style-name="P1"><text:s text:c="10"/>L----14 355</text:p>
        <text:p text:style-name="P1"><text:s text:c="10"/>| <text:s text:c="3"/>L----10 376</text:p>
        <text:p text:style-name="P1"><text:s text:c="10"/>| <text:s text:c="3"/>R----15 376</text:p>
        <text:p text:style-name="P1"><text:s text:c="10"/>R----5 289</text:p>
        <text:p text:style-name="P1">At x: 390 Adding c: 391 ; 191 222 284</text:p>
        <text:p text:style-name="P1">Ins 1 2 8 16 17 12 10 14 15 11 5 </text:p>
        <text:p text:style-name="P1">At x: 391 Removing: <text:s/>17 191 222 284</text:p>
        <text:p text:style-name="P1">R----12 284</text:p>
        <text:p text:style-name="P1"><text:s text:c="5"/>L----2 210</text:p>
        <text:p text:style-name="P1"><text:soft-page-break/><text:s text:c="5"/>| <text:s text:c="3"/>L----1 289</text:p>
        <text:p text:style-name="P1"><text:s text:c="5"/>| <text:s text:c="3"/>R----16 222</text:p>
        <text:p text:style-name="P1"><text:s text:c="5"/>| <text:s text:c="8"/>L----8 191</text:p>
        <text:p text:style-name="P1"><text:s text:c="5"/>R----11 352</text:p>
        <text:p text:style-name="P1"><text:s text:c="10"/>L----14 355</text:p>
        <text:p text:style-name="P1"><text:s text:c="10"/>| <text:s text:c="3"/>L----10 376</text:p>
        <text:p text:style-name="P1"><text:s text:c="10"/>| <text:s text:c="3"/>R----15 376</text:p>
        <text:p text:style-name="P1"><text:s text:c="10"/>R----5 289</text:p>
        <text:p text:style-name="P1">At x: 391 Adding c: 683 ; 284 222 376</text:p>
        <text:p text:style-name="P1">Del 1 2 8 16 12 10 14 15 11 5 </text:p>
        <text:p text:style-name="P1">At x: 394 Removing: <text:s/>10 376 284 355</text:p>
        <text:p text:style-name="P1">R----12 284</text:p>
        <text:p text:style-name="P1"><text:s text:c="5"/>L----2 210</text:p>
        <text:p text:style-name="P1"><text:s text:c="5"/>| <text:s text:c="3"/>L----1 289</text:p>
        <text:p text:style-name="P1"><text:s text:c="5"/>| <text:s text:c="3"/>R----16 222</text:p>
        <text:p text:style-name="P1"><text:s text:c="5"/>| <text:s text:c="8"/>L----8 191</text:p>
        <text:p text:style-name="P1"><text:s text:c="5"/>R----11 352</text:p>
        <text:p text:style-name="P1"><text:s text:c="10"/>L----14 355</text:p>
        <text:p text:style-name="P1"><text:s text:c="10"/>| <text:s text:c="3"/>R----15 376</text:p>
        <text:p text:style-name="P1"><text:s text:c="10"/>R----5 289</text:p>
        <text:p text:style-name="P1">At x: 394 Invalid: <text:s/>12 284 222 376</text:p>
        <text:p text:style-name="P1">At x: 394 Adding c: 477 ; 284 222 355</text:p>
        <text:p text:style-name="P1">Del 1 2 8 16 12 14 15 11 5 </text:p>
        <text:p text:style-name="P1">Adding p: 413 295</text:p>
        <text:p text:style-name="P1">BT start: 12 284</text:p>
        <text:p text:style-name="P1">R----12 284</text:p>
        <text:p text:style-name="P1"><text:s text:c="5"/>L----2 210</text:p>
        <text:p text:style-name="P1"><text:s text:c="5"/>| <text:s text:c="3"/>L----1 289</text:p>
        <text:p text:style-name="P1"><text:s text:c="5"/>| <text:s text:c="3"/>R----16 222</text:p>
        <text:p text:style-name="P1"><text:s text:c="5"/>| <text:s text:c="8"/>L----8 191</text:p>
        <text:p text:style-name="P1"><text:s text:c="5"/>R----14 355</text:p>
        <text:p text:style-name="P1"><text:s text:c="10"/>L----18 295</text:p>
        <text:p text:style-name="P1"><text:s text:c="10"/>| <text:s text:c="3"/>R----19 284</text:p>
        <text:p text:style-name="P1"><text:s text:c="10"/>R----11 352</text:p>
        <text:p text:style-name="P1"><text:s text:c="15"/>L----15 376</text:p>
        <text:p text:style-name="P1"><text:s text:c="15"/>R----5 289</text:p>
        <text:p text:style-name="P1">At x: 413 Invalid: <text:s/>12 284 222 355</text:p>
        <text:p text:style-name="P1">At x: 413 Adding c: 424 ; 284 222 295</text:p>
        <text:p text:style-name="P1">At x: 413 Adding c: 417 ; 284 295 355</text:p>
        <text:p text:style-name="P1">Ins 1 2 8 16 12 18 19 14 15 11 5 </text:p>
        <text:p text:style-name="P1">At x: 417 Removing: <text:s/>19 284 295 355</text:p>
        <text:p text:style-name="P1">R----12 284</text:p>
        <text:p text:style-name="P1"><text:s text:c="5"/>L----2 210</text:p>
        <text:p text:style-name="P1"><text:s text:c="5"/>| <text:s text:c="3"/>L----1 289</text:p>
        <text:p text:style-name="P1"><text:s text:c="5"/>| <text:s text:c="3"/>R----16 222</text:p>
        <text:p text:style-name="P1"><text:s text:c="5"/>| <text:s text:c="8"/>L----8 191</text:p>
        <text:p text:style-name="P1"><text:s text:c="5"/>R----14 355</text:p>
        <text:p text:style-name="P1"><text:s text:c="10"/>L----18 295</text:p>
        <text:p text:style-name="P1"><text:s text:c="10"/>R----11 352</text:p>
        <text:p text:style-name="P1"><text:s text:c="15"/>L----15 376</text:p>
        <text:p text:style-name="P1"><text:s text:c="15"/>R----5 289</text:p>
        <text:p text:style-name="P1">Del 1 2 8 16 12 18 14 15 11 5 </text:p>
        <text:p text:style-name="P1">At x: 424 Removing: <text:s/>12 284 222 295</text:p>
        <text:p text:style-name="P1">R----18 295</text:p>
        <text:p text:style-name="P1"><text:s text:c="5"/>L----2 210</text:p>
        <text:p text:style-name="P1"><text:s text:c="5"/>| <text:s text:c="3"/>L----1 289</text:p>
        <text:p text:style-name="P1"><text:s text:c="5"/>| <text:s text:c="3"/>R----16 222</text:p>
        <text:p text:style-name="P1"><text:s text:c="5"/>| <text:s text:c="8"/>L----8 191</text:p>
        <text:p text:style-name="P1"><text:s text:c="5"/>R----14 355</text:p>
        <text:p text:style-name="P1"><text:s text:c="10"/>R----11 352</text:p>
        <text:p text:style-name="P1"><text:s text:c="15"/>L----15 376</text:p>
        <text:p text:style-name="P1"><text:s text:c="15"/>R----5 289</text:p>
        <text:p text:style-name="P1">Del 1 2 8 16 18 14 15 11 5 </text:p>
        <text:p text:style-name="P1">At x: 477 Ignoring: <text:s/>284 222 355</text:p>
        <text:p text:style-name="P1">At x: 683 Ignoring: <text:s/>284 222 376</text:p>
        <text:p text:style-name="P1">At x: 2569 Ignoring: <text:s/>271 191 352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465in" fo:margin-bottom="0.4535in" fo:margin-left="0.4535in" fo:margin-right="0.41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0T15:43:43.692000000</meta:creation-date>
    <meta:print-date>2021-10-30T15:47:03.045000000</meta:print-date>
    <dc:date>2021-11-15T13:39:14.671000000</dc:date>
    <meta:editing-duration>PT8M45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31" meta:word-count="1094" meta:character-count="5137" meta:non-whitespace-character-count="3178"/>
  </office:meta>
</office:document-meta>
</file>